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IPNHMB+TimesNewRoman" svg:font-family="IPNHMB+TimesNewRoman"/>
    <style:font-face style:name="Lucidasans1" svg:font-family="Lucidasan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2" style:family="paragraph" style:parent-style-name="Standard">
      <style:paragraph-properties fo:margin-left="0cm" fo:margin-right="0cm" fo:text-align="start" style:justify-single-word="false" fo:text-indent="0cm" style:auto-text-indent="false"/>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3" style:family="paragraph" style:parent-style-name="Text_20_body">
      <style:paragraph-properties fo:margin-left="0cm" fo:margin-right="0cm" fo:text-align="justify" style:justify-single-word="false" fo:text-indent="0cm" style:auto-text-indent="false">
        <style:tab-stops>
          <style:tab-stop style:position="1.976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4" style:family="paragraph" style:parent-style-name="Standard">
      <style:paragraph-properties fo:margin-left="-0.028cm" fo:margin-right="0cm" fo:text-align="justify" style:justify-single-word="false" fo:text-indent="0cm" style:auto-text-indent="false">
        <style:tab-stops>
          <style:tab-stop style:position="1.976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5" style:family="paragraph" style:parent-style-name="Text_20_body">
      <style:paragraph-properties fo:margin-left="-0.028cm" fo:margin-right="0cm" fo:text-align="justify" style:justify-single-word="false" fo:text-indent="0cm" style:auto-text-indent="false">
        <style:tab-stops>
          <style:tab-stop style:position="1.976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6" style:family="paragraph" style:parent-style-name="Text_20_body">
      <style:paragraph-properties fo:margin-left="-0.028cm" fo:margin-right="0cm" fo:text-align="justify" style:justify-single-word="false" fo:text-indent="0cm" style:auto-text-indent="false">
        <style:tab-stops>
          <style:tab-stop style:position="1.976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7" style:family="paragraph" style:parent-style-name="Text_20_body">
      <style:paragraph-properties fo:margin-left="-0.028cm" fo:margin-right="0cm" fo:text-align="justify" style:justify-single-word="false" fo:text-indent="0cm" style:auto-text-indent="false">
        <style:tab-stops>
          <style:tab-stop style:position="1.976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8" style:family="paragraph" style:parent-style-name="Text_20_body" style:list-style-name="L1">
      <style:paragraph-properties fo:margin-left="-0.028cm" fo:margin-right="0cm" fo:text-align="justify" style:justify-single-word="false" fo:text-indent="0cm" style:auto-text-indent="false">
        <style:tab-stops>
          <style:tab-stop style:position="1.976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9" style:family="paragraph" style:parent-style-name="Text_20_body" style:list-style-name="L1">
      <style:paragraph-properties fo:margin-left="-0.028cm" fo:margin-right="0cm" fo:text-align="justify" style:justify-single-word="false" fo:text-indent="0cm" style:auto-text-indent="false">
        <style:tab-stops>
          <style:tab-stop style:position="1.976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10" style:family="paragraph" style:parent-style-name="Text_20_body" style:list-style-name="L1">
      <style:paragraph-properties fo:margin-left="-0.028cm" fo:margin-right="0cm" fo:text-align="justify" style:justify-single-word="false" fo:text-indent="0cm" style:auto-text-indent="false">
        <style:tab-stops>
          <style:tab-stop style:position="1.976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1" style:family="paragraph" style:parent-style-name="Text_20_body" style:list-style-name="L1">
      <style:paragraph-properties fo:margin-left="-0.028cm" fo:margin-right="0cm" fo:text-align="justify" style:justify-single-word="false" fo:text-indent="0cm" style:auto-text-indent="false">
        <style:tab-stops>
          <style:tab-stop style:position="1.976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2" style:family="paragraph" style:parent-style-name="Text_20_body" style:list-style-name="L1">
      <style:paragraph-properties fo:margin-left="-0.028cm" fo:margin-right="0cm" fo:text-align="justify" style:justify-single-word="false" fo:text-indent="0cm" style:auto-text-indent="false">
        <style:tab-stops>
          <style:tab-stop style:position="1.976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3" style:family="paragraph" style:parent-style-name="Text_20_body" style:list-style-name="L1">
      <style:paragraph-properties fo:margin-left="-0.028cm" fo:margin-right="0cm" fo:text-align="justify" style:justify-single-word="false" fo:text-indent="0cm" style:auto-text-indent="false">
        <style:tab-stops>
          <style:tab-stop style:position="1.976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4" style:family="paragraph" style:parent-style-name="Text_20_body">
      <style:paragraph-properties fo:margin-left="-0.028cm" fo:margin-right="0cm" fo:text-align="justify" style:justify-single-word="false" fo:text-indent="0cm" style:auto-text-indent="false">
        <style:tab-stops>
          <style:tab-stop style:position="1.976cm"/>
        </style:tab-stops>
      </style:paragraph-properties>
      <style:text-properties style:font-name="Nimbus Roman No9 L" fo:font-size="12pt" fo:font-style="italic" fo:font-weight="bold" style:font-name-asian="IPNHMB+TimesNewRoman" style:font-size-asian="12pt" style:font-style-asian="italic" style:font-weight-asian="bold" style:font-name-complex="IPNHMB+TimesNewRoman"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style:num-suffix="." text:bullet-char="●">
        <style:list-level-properties text:space-before="1.341cm" text:min-label-width="0.635cm"/>
        <style:text-properties style:font-name="StarSymbol"/>
      </text:list-level-style-bullet>
      <text:list-level-style-bullet text:level="2" text:style-name="Bullet_20_Symbols" style:num-suffix="." text:bullet-char="○">
        <style:list-level-properties text:space-before="2.611cm" text:min-label-width="0.635cm"/>
        <style:text-properties style:font-name="StarSymbol"/>
      </text:list-level-style-bullet>
      <text:list-level-style-bullet text:level="3" text:style-name="Bullet_20_Symbols" style:num-suffix="." text:bullet-char="■">
        <style:list-level-properties text:space-before="3.881cm" text:min-label-width="0.635cm"/>
        <style:text-properties style:font-name="StarSymbol"/>
      </text:list-level-style-bullet>
      <text:list-level-style-bullet text:level="4" text:style-name="Bullet_20_Symbols" style:num-suffix="." text:bullet-char="●">
        <style:list-level-properties text:space-before="5.151cm" text:min-label-width="0.635cm"/>
        <style:text-properties style:font-name="StarSymbol"/>
      </text:list-level-style-bullet>
      <text:list-level-style-bullet text:level="5" text:style-name="Bullet_20_Symbols" style:num-suffix="." text:bullet-char="○">
        <style:list-level-properties text:space-before="6.421cm" text:min-label-width="0.635cm"/>
        <style:text-properties style:font-name="StarSymbol"/>
      </text:list-level-style-bullet>
      <text:list-level-style-bullet text:level="6" text:style-name="Bullet_20_Symbols" style:num-suffix="." text:bullet-char="■">
        <style:list-level-properties text:space-before="7.691cm" text:min-label-width="0.635cm"/>
        <style:text-properties style:font-name="StarSymbol"/>
      </text:list-level-style-bullet>
      <text:list-level-style-bullet text:level="7" text:style-name="Bullet_20_Symbols" style:num-suffix="." text:bullet-char="●">
        <style:list-level-properties text:space-before="8.961cm" text:min-label-width="0.635cm"/>
        <style:text-properties style:font-name="StarSymbol"/>
      </text:list-level-style-bullet>
      <text:list-level-style-bullet text:level="8" text:style-name="Bullet_20_Symbols" style:num-suffix="." text:bullet-char="○">
        <style:list-level-properties text:space-before="10.231cm" text:min-label-width="0.635cm"/>
        <style:text-properties style:font-name="StarSymbol"/>
      </text:list-level-style-bullet>
      <text:list-level-style-bullet text:level="9" text:style-name="Bullet_20_Symbols" style:num-suffix="." text:bullet-char="■">
        <style:list-level-properties text:space-before="11.501cm" text:min-label-width="0.635cm"/>
        <style:text-properties style:font-name="StarSymbol"/>
      </text:list-level-style-bullet>
      <text:list-level-style-bullet text:level="10" text:style-name="Bullet_20_Symbols" style:num-suffix="." text:bullet-char="●">
        <style:list-level-properties text:space-before="12.771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4.1 Compatibilidades e incompatibilidades</text:p>
      <text:p text:style-name="P1"/>
      <text:p text:style-name="P4"/>
      <text:p text:style-name="P5"><text:tab/><text:span text:style-name="T1">Verificou-se com esta pesquisa que o uso em conjunto das soluções abaixo pode <text:s/>prover uma infra-estrutura de engenharia de requisitos que facilitará as negociações de requisitos. Os trabalhos apresentam vários pontos em comum uns com os outros, cada um abordando necessidades diferentes da engenharia de requisitos. As contribuições são listadas abaixo: </text:span></text:p>
      <text:p text:style-name="P6"/>
      <text:list text:style-name="L1">
        <text:list-item>
          <text:list>
            <text:list-item>
              <text:p text:style-name="P8"><text:span text:style-name="T1"><text:tab/>O processo</text:span> <text:span text:style-name="T1">de elicitação RNFs proposto por Cysneiros (2001).</text:span></text:p>
            </text:list-item>
            <text:list-item>
              <text:p text:style-name="P10"><text:tab/>A integração das visões proposta por Cysneiros (2001).</text:p>
            </text:list-item>
            <text:list-item>
              <text:p text:style-name="P10"><text:s text:c="2"/>O processo de validação de Requisitos Não-funcionais proposto por Couto e Martins (2008).</text:p>
            </text:list-item>
            <text:list-item>
              <text:p text:style-name="P10"><text:tab/>O processo de Engenharia de Requisitos proposto por Didier (2003).</text:p>
            </text:list-item>
            <text:list-item>
              <text:p text:style-name="P8"><text:tab/><text:span text:style-name="T1">A proposta de Integração de RNFs com o BPM proposta por Xavier (2009).</text:span></text:p>
            </text:list-item>
            <text:list-item>
              <text:p text:style-name="P10">O processo de negociação de requisitos proposto por Ramires (2004).</text:p>
            </text:list-item>
          </text:list>
        </text:list-item>
      </text:list>
      <text:p text:style-name="P6"/>
      <text:p text:style-name="P6"><text:tab/>Esses trabalhos apresentam alta compatibilidade entre si e proporcionam o controle suficiente para tratar os aspectos do problema de engenharia de requisitos que são primordiais à gerencia por requisitos. Foi constatado com esta pesquisa que um bom funcionamento destes recursos bem como uma boa integração entre eles torna a negociação de interesses de requisitos mais fácil, racional e efetiva. </text:p>
      <text:p text:style-name="P6"><text:tab/>Esta seção apresenta as compatibilidades e incompatibilidades mais significativas entre essas propostas.</text:p>
      <text:p text:style-name="P6"><text:s text:c="2"/></text:p>
      <text:p text:style-name="P5">4.1.1 Compatibilidades e pontos em comum</text:p>
      <text:p text:style-name="P6"><text:tab/>Nesta seção procurou-se formar um conjunto de pontos que expressassem compatibilidade entre os trabalhos selecionados. Dentre as compatibilidades e assuntos em comum podemos destacar: o uso do LAL; o<text:span text:style-name="T3"> uso do RNF-Framework;</text:span></text:p>
      <text:p text:style-name="P5">4.1.1.1 O uso do LAL</text:p>
      <text:p text:style-name="P5"/>
      <text:p text:style-name="P5"><text:tab/><text:span text:style-name="T1">Observa-se a presença do LAL em (CYSNEIROS, 2001), (DIDIER, 2003).</text:span></text:p>
      <text:p text:style-name="P5">4.1.1.2 <text:span text:style-name="T3">O uso do RNF-Framework</text:span></text:p>
      <text:p text:style-name="P14"><text:tab/></text:p>
      <text:p text:style-name="P5"><text:span text:style-name="T3"><text:tab/></text:span><text:span text:style-name="T1">O framework RNF-Framework traz como benefício o suporte a análise de conflitos de interesses em negociações e a racionalização <text:s/>da argumentação das negociações.</text:span><text:tab/></text:p>
      <text:p text:style-name="P5"><text:soft-page-break/><text:span text:style-name="T4"><text:tab/></text:span><text:span text:style-name="T1">Nota-se a presença do RNF-Framework em (DIDIER, 2003), (CYSNEIROS, 2001), <text:s/>(COUTO; MARTINS, 2008) e (XAVIER, 2009). </text:span></text:p>
      <text:p text:style-name="P5"><text:span text:style-name="T1"><text:tab/>Didier ....</text:span></text:p>
      <text:p text:style-name="P5"><text:tab/><text:span text:style-name="T1">Cysneiros proporcionam em (CYSNEIROS, 2001) uma forma de elicitar e </text:span><text:span text:style-name="T1">representar RNFs que colabora com pontos a melhorar na estratégia de Ramires (2004), como a necessidade de visualizar as correlações requisitos / solução na forma de grafos. Os grafos de (CHUNG, 2000) <text:s/>adaptados na proposta de Cysneiros proporcionam uma forma de identificar os interessados no conflito, o que ajuda na hora de convocação dos interressados para negociação. A integração entres as visões funcional e não funcional do software proporciona a possibilidade de se mapear os impactos na visão funcional provocados pelas <text:s/>alterações de desenho da visão não funcional. </text:span></text:p>
      <text:p text:style-name="P3"><text:tab/> <text:s/>Couto e Martins (2008) contribuem com um processo de validação de RNF que ajuda para que os artefatos que expressam a visão não funcional do software tenham a melhor consistência e possível. Isto acaba por proporcionar uma maior confiança na qualidade da visão não funcional do software e ,em consequência disso, maior segurança na hora de realizar as análises de conflitos e defesas de posições nas negociações. </text:p>
      <text:p text:style-name="P3"><text:tab/>Xavier (2009) contribui com material que proporciona a possibilidade complementação da proposta de CYSNEIROS (2001) para que o modelo conceitual formado pela estratégia de Cysneiros possa ser validado com o modelo de processo de negócio da proposta BPMNRNF (XAVIER, 2009) e também para que os negociadores possam embasar suas argumentação de forma mais alinhada possível ao negócio. </text:p>
      <text:p text:style-name="P3"><text:tab/></text:p>
      <text:p text:style-name="P3"><text:tab/></text:p>
      <text:p text:style-name="P6"><text:tab/><text:tab/><text:tab/></text:p>
      <text:p text:style-name="P6"/>
      <text:p text:style-name="P5">4.1.2 Incompatibilidades</text:p>
      <text:p text:style-name="P6"><text:tab/></text:p>
      <text:p text:style-name="P6"><text:tab/>Dentre as incompatibilidades destaca-se: a incompatibilidade de Taxonomia de RNFs e <text:s/>Incompatibilidade entre MEG e grafos.</text:p>
      <text:p text:style-name="P6"/>
      <text:p text:style-name="P5">4.1.2.1 <text:s/>Incompatibilidade de Taxonomia de RNFs </text:p>
      <text:p text:style-name="P6"/>
      <text:p text:style-name="P6"><text:tab/>Nos estudos de caso da proposta de Cysneiros (2001) a decomposição de RNFs é feita por tópicos. Isso conflita com a atividade de “Reorganizar os RNF Originais” do processo de validação de RNFs de Couto e Martins (2008) que é realizada a partir da classificação por tipos de RNF <text:s/>presentes no catálogo de RNFs do RNF-Framework.</text:p>
      <text:p text:style-name="P5"><text:span text:style-name="T1"><text:tab/>Outro ponto é que a taxonomia para os RNFs utilizada por Cysneiros é diferente da taxonomia utilizada por Couto e Martins(2008) que segue a taxonomia proposta de Sommerville </text:span><text:span text:style-name="T2">(1997)</text:span><text:span text:style-name="T1"> que classifica em requisitos do Processo, Requisitos de Produto e Requisitos Externos.</text:span></text:p>
      <text:p text:style-name="P5">4.1.2.2 Incompatibilidade MEG e grafos</text:p>
      <text:p text:style-name="P6"><text:soft-page-break/><text:tab/>O MEG (RAMIRES, 2004) não dispõem os conflitos na forma de grafos. As correlações são exibidas na forma de matrizes.</text:p>
      <text:p text:style-name="P6"><text:tab/></text:p>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IPNHMB+TimesNewRoman" svg:font-family="IPNHMB+TimesNewRoman"/>
    <style:font-face style:name="Lucidasans1" svg:font-family="Lucidasan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pt" fo:country="BR" style:letter-kerning="true"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7$Build-9229</meta:generator>
    <meta:creation-date>2011-01-12T16:14:36</meta:creation-date>
    <dc:date>2011-01-16T16:14:10</dc:date>
    <meta:editing-cycles>73</meta:editing-cycles>
    <meta:editing-duration>PT17H18M4S</meta:editing-duration>
    <meta:user-defined meta:name="Info 1"/>
    <meta:user-defined meta:name="Info 2"/>
    <meta:user-defined meta:name="Info 3"/>
    <meta:user-defined meta:name="Info 4"/>
    <meta:document-statistic meta:table-count="0" meta:image-count="0" meta:object-count="0" meta:page-count="3" meta:paragraph-count="35" meta:word-count="667" meta:character-count="4382"/>
  </office:meta>
</office:document-meta>
</file>